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Table1.8" style:family="table-row">
      <style:table-row-properties style:min-row-height="2.325cm"/>
    </style:style>
    <style:style style:name="P1" style:family="paragraph" style:parent-style-name="Standard">
      <style:text-properties style:font-name="Arial" fo:font-size="12pt"/>
    </style:style>
    <style:style style:name="P2" style:family="paragraph" style:parent-style-name="Standard">
      <style:text-properties style:font-name="Times New Roman" fo:font-size="12pt" officeooo:rsid="00061772" officeooo:paragraph-rsid="00061772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font-size="12pt"/>
    </style:style>
    <style:style style:name="P4" style:family="paragraph" style:parent-style-name="Standard">
      <style:paragraph-properties fo:margin-top="0cm" fo:margin-bottom="0.212cm" style:contextual-spacing="false"/>
      <style:text-properties style:font-name="Arial" fo:font-size="12pt"/>
    </style:style>
    <style:style style:name="P5" style:family="paragraph" style:parent-style-name="Standard">
      <style:paragraph-properties fo:margin-top="0cm" fo:margin-bottom="0.212cm" style:contextual-spacing="false"/>
      <style:text-properties style:font-name="Arial" fo:font-size="12pt" fo:font-weight="bold"/>
    </style:style>
    <style:style style:name="P6" style:family="paragraph" style:parent-style-name="Standard">
      <style:paragraph-properties fo:margin-top="0cm" fo:margin-bottom="0.212cm" style:contextual-spacing="false"/>
      <style:text-properties style:font-name="Arial" fo:font-size="12pt" officeooo:rsid="0009c542" officeooo:paragraph-rsid="0009c542"/>
    </style:style>
    <style:style style:name="P7" style:family="paragraph" style:parent-style-name="Standard">
      <style:paragraph-properties fo:margin-top="0cm" fo:margin-bottom="0.212cm" style:contextual-spacing="false"/>
      <style:text-properties fo:color="#ff0000" style:font-name="Arial" fo:font-size="12pt"/>
    </style:style>
    <style:style style:name="P8" style:family="paragraph" style:parent-style-name="Standard">
      <style:paragraph-properties fo:margin-top="0cm" fo:margin-bottom="0.212cm" style:contextual-spacing="false"/>
      <style:text-properties fo:color="#ff0000" style:font-name="Arial" fo:font-size="12pt" fo:font-weight="bold"/>
    </style:style>
    <style:style style:name="P9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Arial" fo:font-size="18pt" fo:font-weight="bold"/>
    </style:style>
    <style:style style:name="P10" style:family="paragraph" style:parent-style-name="Standard">
      <style:text-properties style:font-name="Arial" fo:font-size="12pt"/>
    </style:style>
    <style:style style:name="P11" style:family="paragraph" style:parent-style-name="Standard">
      <style:text-properties style:font-name="Arial" fo:font-size="12pt" officeooo:rsid="000c7ca4" officeooo:paragraph-rsid="000c7ca4"/>
    </style:style>
    <style:style style:name="P12" style:family="paragraph" style:parent-style-name="Standard">
      <style:text-properties style:font-name="Arial" fo:font-size="12pt" officeooo:rsid="000dbba5" officeooo:paragraph-rsid="000dbba5"/>
    </style:style>
    <style:style style:name="P13" style:family="paragraph" style:parent-style-name="Standard">
      <style:text-properties style:font-name="Arial" fo:font-size="12pt" officeooo:rsid="0010b2d1" officeooo:paragraph-rsid="0010b2d1"/>
    </style:style>
    <style:style style:name="P14" style:family="paragraph" style:parent-style-name="Standard">
      <style:text-properties style:font-name="Arial" fo:font-size="12pt" officeooo:rsid="0017faec" officeooo:paragraph-rsid="0017faec"/>
    </style:style>
    <style:style style:name="P15" style:family="paragraph" style:parent-style-name="Standard">
      <style:text-properties style:font-name="Arial" fo:font-size="12pt" fo:font-weight="bold" officeooo:rsid="0017faec" officeooo:paragraph-rsid="0017faec" style:font-weight-asian="bold" style:font-weight-complex="bold"/>
    </style:style>
    <style:style style:name="P16" style:family="paragraph" style:parent-style-name="Standard">
      <style:text-properties style:font-name="Arial" fo:font-size="12pt" fo:font-weight="bold" officeooo:rsid="0017faec" officeooo:paragraph-rsid="001a8867" style:font-weight-asian="bold" style:font-weight-complex="bold"/>
    </style:style>
    <style:style style:name="P17" style:family="paragraph" style:parent-style-name="Standard">
      <style:text-properties style:font-name="Arial" fo:font-size="12pt" officeooo:rsid="00196619" officeooo:paragraph-rsid="00196619"/>
    </style:style>
    <style:style style:name="P18" style:family="paragraph" style:parent-style-name="Standard">
      <style:paragraph-properties fo:margin-top="0cm" fo:margin-bottom="0.212cm" style:contextual-spacing="false"/>
      <style:text-properties style:font-name="Arial" fo:font-size="12pt" officeooo:rsid="0009c542" officeooo:paragraph-rsid="0009c542"/>
    </style:style>
    <style:style style:name="P19" style:family="paragraph" style:parent-style-name="Standard">
      <style:paragraph-properties fo:margin-top="0cm" fo:margin-bottom="0.212cm" style:contextual-spacing="false"/>
      <style:text-properties style:font-name="Arial" fo:font-size="12pt" officeooo:rsid="0013809b" officeooo:paragraph-rsid="0013809b"/>
    </style:style>
    <style:style style:name="P20" style:family="paragraph" style:parent-style-name="Standard">
      <style:paragraph-properties fo:margin-top="0cm" fo:margin-bottom="0.212cm" style:contextual-spacing="false"/>
      <style:text-properties style:font-name="Arial" fo:font-size="12pt" officeooo:rsid="001519a9" officeooo:paragraph-rsid="001519a9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000000"/>
    </style:style>
    <style:style style:name="T4" style:family="text">
      <style:text-properties officeooo:rsid="0016f6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c</text:p>
      <text:p text:style-name="P9">WorkINProgress</text:p>
      <text:p text:style-name="P3"/>
      <text:p text:style-name="P4">VARIABLES DE DECISION :</text:p>
      <text:p text:style-name="P4">a,b,c,d,e,f : QTE DE PRODUIT /SEM.</text:p>
      <text:p text:style-name="P4"/>
      <text:p text:style-name="P5">JEU DE CONTRAINTES :</text:p>
      <text:p text:style-name="P4">Contrainte maximum mtière prem.</text:p>
      <text:p text:style-name="P4">MP1 : a+2*b+c+5*d+ 2*f &lt;= 350</text:p>
      <text:p text:style-name="P4">MP2 : 2*a + 2*b+ c +2*d + 2*e + f &lt;= 620</text:p>
      <text:p text:style-name="P4">MP3 : a + 3*c + 2*d + 2*e &lt;= 485</text:p>
      <text:p text:style-name="P4">Contrainte domaine</text:p>
      <text:p text:style-name="P4">a&gt;=0 : b&gt;=0 : c&gt;=0 : d&gt;=0 : e&gt;=0 : f&gt;=0</text:p>
      <text:p text:style-name="P4">Contrainte tmps prod</text:p>
      <text:p text:style-name="P4">8*a + 15*b + 5*d <text:s/>+ 10*f &lt;= 4800</text:p>
      <text:p text:style-name="P4">7*a + b + 2*c + 15*d +7*e + 12*f &lt;= 4800</text:p>
      <text:p text:style-name="P4">8*a + b +11*c + 10*e +25*f &lt;= 4800</text:p>
      <text:p text:style-name="P4">2*a + 10*b + 5*c + 4*d + 13*e + 7*f &lt;= 4800</text:p>
      <text:p text:style-name="P4">5*a + 7*d +10*e + 27*f &lt;= 4800</text:p>
      <text:p text:style-name="P4">5*a + 3*b + 5*c + 8*d + 7*f &lt;= 4800</text:p>
      <text:p text:style-name="P4">5*a + 5*b + 3*c + 12*d +8*e &lt;= 4800</text:p>
      <text:p text:style-name="P4"/>
      <text:p text:style-name="P5">Comptable</text:p>
      <text:p text:style-name="P4">Critères de décision :</text:p>
      <text:p text:style-name="P4">- Cout de fontionnement</text:p>
      <text:p text:style-name="P4">- Cout d'achat</text:p>
      <text:p text:style-name="P4">Objectif : </text:p>
      <text:p text:style-name="P4">- Benefice Maximum.</text:p>
      <text:p text:style-name="P4">f(a,b,c,d,e,f) = (<text:span text:style-name="T1">20*a + 27*b + 26*c + 30*c + 45*e + 40*f </text:span>) - [<text:span text:style-name="T2">a*(3+8+2)+b*(6+8)+c*(3+4+6)+d*(15+8+4)+e*(8+4)+f*(6+4)</text:span>] - </text:p>
      <text:p text:style-name="P7"><text:span text:style-name="T3">[</text:span>a*(16+14+8+2+10+15+15) + b*(30+2+1+10+15+9)+ c*(4+11+10+15+9) +d*(10+30+4+14+26+24)+ e*(14+10+13+20+24+)+f*(20+24+25+7+50+21)<text:span text:style-name="T3">]</text:span></text:p>
      <text:p text:style-name="P5">Resp. Personnel </text:p>
      <text:p text:style-name="P4">Critère :</text:p>
      <text:p text:style-name="P4">Tmps de fonctionnement.</text:p>
      <text:p text:style-name="P4">Objectif :</text:p>
      <text:p text:style-name="P4"><text:soft-page-break/>Minimiser tmps Machine 3 et 5</text:p>
      <text:p text:style-name="P4">f(a,b,c,d,e,f) = ( 8*a + b + 11*c + 10*e+ 25*f ) + (5*a +7*d +10*e +25*f) </text:p>
      <text:p text:style-name="P4">f(a,b,c,d,e,f) = 13*a + b + 11*c +7*d + 20*e + 50*f</text:p>
      <text:p text:style-name="P4">[Tmps machine 3 + Tmps Machine 5]</text:p>
      <text:p text:style-name="P4"/>
      <text:p text:style-name="P5">Resp. Atelier</text:p>
      <text:p text:style-name="P4">Critère :</text:p>
      <text:p text:style-name="P4">Nb Total de produits</text:p>
      <text:p text:style-name="P4">Objectif :</text:p>
      <text:p text:style-name="P4">Max Produits</text:p>
      <text:p text:style-name="P4">f(a,b,c,d,e,f) = a+b+c+d+e+f</text:p>
      <text:p text:style-name="P4"/>
      <text:p text:style-name="P5">Resp. Stock</text:p>
      <text:p text:style-name="P4">Objectif :</text:p>
      <text:p text:style-name="P4">Minimiser le nombre de produits dans le stock</text:p>
      <text:p text:style-name="P4">f(a,b,c,d,e,f) = 5*a + 5*b +6*c + 10*d + 5*e +4*f (Somme des qts produits + Mt Premiere).</text:p>
      <text:p text:style-name="P6">Contrainte : Maximum de production pour le Resp Atelier.</text:p>
      <text:p text:style-name="P19">a+b+c+d+e+f &gt; x * 378,8</text:p>
      <text:p text:style-name="P20">a+b+c+d+e+f <text:s/><text:span text:style-name="T4">&lt; </text:span>378,8</text:p>
      <text:p text:style-name="P4"/>
      <text:p text:style-name="P5">Resp. Commercial </text:p>
      <text:p text:style-name="P4">Critère : </text:p>
      <text:p text:style-name="P4">Nb Total de produits</text:p>
      <text:p text:style-name="P4">Contrainte Sup:</text:p>
      <text:p text:style-name="P4">a+b+c=d+e+f</text:p>
      <text:p text:style-name="P4">Objectif :</text:p>
      <text:p text:style-name="P4">Minimiser l'écart de qté</text:p>
      <text:p text:style-name="P4">f(a,b,c,d,e,f) = a+b+c +d +e +f </text:p>
      <text:p text:style-name="P6">(Conserver l'activité de l'entreprise)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ompta</text:p>
          </table:table-cell>
          <table:table-cell table:style-name="Table1.A1" office:value-type="string">
            <text:p text:style-name="P1">RespAtelier</text:p>
          </table:table-cell>
          <table:table-cell table:style-name="Table1.A1" office:value-type="string">
            <text:p text:style-name="P1">RespStock</text:p>
          </table:table-cell>
          <table:table-cell table:style-name="Table1.A1" office:value-type="string">
            <text:p text:style-name="P1">RespCom</text:p>
          </table:table-cell>
          <table:table-cell table:style-name="Table1.A1" office:value-type="string">
            <text:p text:style-name="P1">RespPerso1</text:p>
          </table:table-cell>
        </table:table-row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3">142.1154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2">23.5185</text:p>
          </table:table-cell>
          <table:table-cell table:style-name="Table1.A1" office:value-type="string">
            <text:p text:style-name="P11">56,73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7">174,38</text:p>
          </table:table-cell>
        </table:table-row>
        <table:table-row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1">38,69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3">44.4231</text:p>
          </table:table-cell>
          <table:table-cell table:style-name="Table1.A1" office:value-type="string">
            <text:p text:style-name="P17">1,23</text:p>
          </table:table-cell>
        </table:table-row>
        <table:table-row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12">242.5000</text:p>
          </table:table-cell>
          <table:table-cell table:style-name="Table1.A1" office:value-type="string">
            <text:p text:style-name="P11">184,46</text:p>
          </table:table-cell>
          <table:table-cell table:style-name="Table1.A1" office:value-type="string">
            <text:p text:style-name="P1">3,03</text:p>
          </table:table-cell>
          <table:table-cell table:style-name="Table1.A1" office:value-type="string">
            <text:p text:style-name="P13">104.8077</text:p>
          </table:table-cell>
          <table:table-cell table:style-name="Table1.A1" office:value-type="string">
            <text:p text:style-name="P17">135</text:p>
          </table:table-cell>
        </table:table-row>
        <table:table-row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12">87.9630</text:p>
          </table:table-cell>
          <table:table-cell table:style-name="Table1.A1" office:value-type="string">
            <text:p text:style-name="P11">98,92</text:p>
          </table:table-cell>
          <table:table-cell table:style-name="Table1.A1" office:value-type="string">
            <text:p text:style-name="P1">175</text:p>
          </table:table-cell>
          <table:table-cell table:style-name="Table1.A1" office:value-type="string">
            <text:p text:style-name="P13">81.7308</text:p>
          </table:table-cell>
          <table:table-cell table:style-name="Table1.A1" office:value-type="string">
            <text:p text:style-name="P17">0</text:p>
          </table:table-cell>
        </table:table-row>
        <table:table-row table:style-name="Table1.8">
          <table:table-cell table:style-name="Table1.A1" office:value-type="string">
            <text:p text:style-name="P1">RESULT</text:p>
          </table:table-cell>
          <table:table-cell table:style-name="Table1.A1" office:value-type="string">
            <text:p text:style-name="P12">10390</text:p>
          </table:table-cell>
          <table:table-cell table:style-name="Table1.A1" office:value-type="string">
            <text:p text:style-name="P11">378,8</text:p>
          </table:table-cell>
          <table:table-cell table:style-name="Table1.A1" office:value-type="string">
            <text:p text:style-name="P1">715</text:p>
            <text:p text:style-name="P16">A 47% tt production</text:p>
          </table:table-cell>
          <table:table-cell table:style-name="Table1.A1" office:value-type="string">
            <text:p text:style-name="P13">Famille 1: </text:p>
            <text:p text:style-name="P13">186,53</text:p>
            <text:p text:style-name="P13">Famille 2: </text:p>
            <text:p text:style-name="P13">186,53</text:p>
          </table:table-cell>
          <table:table-cell table:style-name="Table1.A1" office:value-type="string">
            <text:p text:style-name="P14">2887,9 (Tt)</text:p>
            <text:p text:style-name="P14">1537,9 (T3)</text:p>
            <text:p text:style-name="P14">1350 (T5)</text:p>
            <text:p text:style-name="P15">A 82% total production</text:p>
          </table:table-cell>
        </table:table-row>
      </table:table>
      <text:p text:style-name="P4"/>
      <text:p text:style-name="P8">Todo list :</text:p>
      <text:p text:style-name="P8">- Remanier les solutions.</text:p>
      <text:p text:style-name="P8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dc:date>2014-10-06T11:05:16.353000000</dc:date>
    <meta:editing-duration>PT1H23M51S</meta:editing-duration>
    <meta:editing-cycles>11</meta:editing-cycles>
    <meta:document-statistic meta:table-count="1" meta:image-count="0" meta:object-count="0" meta:page-count="3" meta:paragraph-count="114" meta:word-count="394" meta:character-count="2009" meta:non-whitespace-character-count="1718"/>
  </office:meta>
</office:document-meta>
</file>